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k-ant-api03-kVclb15GO_cHFxIwpN9q_pD07y1gR4Mq15gaZS7Dqhy4BDhj_OrMv4-MBrJU7u6EQv8xSA5G3jKrCYw6JKBsHA-sHqGmwA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16:16:55.254478900</meta:creation-date>
    <dc:date>2025-10-20T16:43:31.286786100</dc:date>
    <meta:editing-duration>PT18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" meta:word-count="1" meta:character-count="108" meta:non-whitespace-character-count="108"/>
  </office:meta>
</office:document-meta>
</file>